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25" calcext:value-type="float">
            <text:p>4.25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8.5" calcext:value-type="float">
            <text:p>8.5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25" calcext:value-type="float">
            <text:p>4.25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8.5" calcext:value-type="float">
            <text:p>8.5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25" calcext:value-type="float">
            <text:p>4.25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8.5" calcext:value-type="float">
            <text:p>8.5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25" calcext:value-type="float">
            <text:p>4.25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8.5" calcext:value-type="float">
            <text:p>8.5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Николаевская ферма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2 сентября</text:p>
          </table:table-cell>
          <table:table-cell table:style-name="ce3" office:value-type="string" calcext:value-type="string">
            <text:p>7 дней</text:p>
          </table:table-cell>
          <table:table-cell table:style-name="ce6" office:value-type="string" calcext:value-type="string">
            <text:p>20 сентября</text:p>
          </table:table-cell>
          <table:table-cell table:style-name="ce6" office:value-type="string" calcext:value-type="string">
            <text:p>28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6:37:09.8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5S</meta:editing-duration>
    <meta:editing-cycles>3</meta:editing-cycles>
    <meta:generator>LibreOffice/5.2.7.2$Windows_x86 LibreOffice_project/2b7f1e640c46ceb28adf43ee075a6e8b8439ed10</meta:generator>
    <dc:date>2018-09-24T16:41:43.137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